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aa9f"/>
    </style:style>
    <style:style style:name="P2" style:family="paragraph" style:parent-style-name="Standard">
      <style:text-properties style:text-position="0% 100%" officeooo:paragraph-rsid="0004aa9f"/>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4pt" officeooo:paragraph-rsid="0004aa9f" style:font-size-asian="14pt" style:font-size-complex="14pt"/>
    </style:style>
    <style:style style:name="P5" style:family="paragraph" style:parent-style-name="Standard">
      <style:paragraph-properties fo:text-align="center" style:justify-single-word="false"/>
      <style:text-properties style:text-position="0% 100%" fo:font-size="18pt" fo:font-weight="bold" officeooo:paragraph-rsid="0004aa9f" style:font-size-asian="18pt" style:font-weight-asian="bold" style:font-size-complex="18pt" style:font-weight-complex="bold"/>
    </style:style>
    <style:style style:name="P6" style:family="paragraph" style:parent-style-name="Standard">
      <style:text-properties style:text-position="0% 100%" fo:font-weight="bold" officeooo:paragraph-rsid="0004aa9f" style:font-weight-asian="bold" style:font-weight-complex="bold"/>
    </style:style>
    <style:style style:name="P7" style:family="paragraph" style:parent-style-name="Standard">
      <style:text-properties fo:font-size="14pt" fo:font-weight="bold" officeooo:paragraph-rsid="0004aa9f"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3pt" fo:font-weight="normal" officeooo:rsid="0004aa9f"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RVELESS IOT PROCESSING</text:p>
      <text:p text:style-name="P6"><text:tab/><text:tab/><text:tab/><text:tab/><text:tab/><text:tab/></text:p>
      <text:p text:style-name="P2"><text:span text:style-name="T1"><text:tab/><text:tab/><text:tab/><text:tab/><text:tab/><text:tab/></text:span><text:span text:style-name="T2">Serverless computing is a compelling option for processing Internet of Things (IoT) data. IoT involves collecting and analyzing data from various connected devices, sensors, and endpoints, and serverless can be an efficient and cost-effective way to handle the associated workloads. Here's how serverless can be used for IoT processing:</text:span></text:p>
      <text:p text:style-name="P3"/>
      <text:p text:style-name="P7">1. Event-Driven Processing:</text:p>
      <text:p text:style-name="P1"><text:span text:style-name="T1"><text:tab/><text:tab/><text:tab/><text:tab/></text:span><text:span text:style-name="T2">Serverless platforms are inherently event-driven, which aligns well with IoT data processing. IoT devices generate events and data that can be sent to a serverless function for immediate processing. Serverless functions are triggered by events, such as messages from sensors or device telemetry.</text:span></text:p>
      <text:p text:style-name="Standard"/>
      <text:p text:style-name="P4"><text:span text:style-name="T1">2.</text:span> <text:span text:style-name="T1">Scalability:</text:span></text:p>
      <text:p text:style-name="P1"><text:span text:style-name="T1"><text:tab/><text:tab/></text:span><text:span text:style-name="T2">IoT data can vary greatly in volume and velocity, and serverless platforms automatically scale to handle increased workloads. Whether you have a few devices or thousands, serverless can scale up or down as needed, ensuring that your IoT processing remains responsive.</text:span></text:p>
      <text:p text:style-name="Standard"/>
      <text:p text:style-name="P7">3. Cost-Efficiency:</text:p>
      <text:p text:style-name="P1"><text:span text:style-name="T1"><text:tab/><text:tab/><text:tab/></text:span><text:span text:style-name="T2">Serverless platforms charge you based on the actual usage of resources rather than pre-allocated server capacity. This can result in cost savings, especially for sporadic and unpredictable IoT workloads.</text:span></text:p>
      <text:p text:style-name="P3"/>
      <text:p text:style-name="P7">4. Easy Integration:</text:p>
      <text:p text:style-name="P1"><text:span text:style-name="T1"><text:tab/><text:tab/><text:tab/></text:span><text:span text:style-name="T2">Serverless functions can easily integrate with other cloud services. For IoT processing, this means you can connect your serverless functions with data storage, databases, analytics, and visualization tools to create a complete data pipeline.</text:span></text:p>
      <text:p text:style-name="Standard"/>
      <text:p text:style-name="P7">5. Real-time Processing:</text:p>
      <text:p text:style-name="P1"><text:span text:style-name="T1"><text:tab/><text:tab/><text:tab/></text:span><text:span text:style-name="T3">S</text:span><text:span text:style-name="T2">erverless platforms allow you to build real-time processing pipelines for IoT data. As soon as new data arrives, serverless functions can process it and trigger actions based on predefined rules.</text:span></text:p>
      <text:p text:style-name="Standard"/>
      <text:p text:style-name="P7">6. Stateless Functions:</text:p>
      <text:p text:style-name="P1"><text:tab/><text:tab/><text:tab/><text:span text:style-name="T2">Serverless functions are stateless, meaning they do not retain data between invocations. This is advantageous for processing IoT data because you can ensure that each event is processed independently, reducing the risk of data corruption or inconsistencies.</text:span></text:p>
      <text:p text:style-name="Standard"/>
      <text:p text:style-name="P7">7. Easy Deployment:</text:p>
      <text:p text:style-name="P1"><text:tab/><text:tab/><text:tab/><text:span text:style-name="T2">Serverless platforms handle deployment and scaling for you, simplifying the operational aspects of IoT processing. Developers can focus on writing code and let the cloud provider manage the underlying infrastructure.</text:span></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1T10:50:37.633707903</meta:creation-date>
    <dc:date>2023-10-11T11:02:55.880847598</dc:date>
    <meta:editing-duration>PT1M8S</meta:editing-duration>
    <meta:editing-cycles>1</meta:editing-cycles>
    <meta:generator>LibreOffice/6.4.7.2$Linux_X86_64 LibreOffice_project/40$Build-2</meta:generator>
    <meta:document-statistic meta:table-count="0" meta:image-count="0" meta:object-count="0" meta:page-count="1" meta:paragraph-count="17" meta:word-count="315" meta:character-count="2216" meta:non-whitespace-character-count="1884"/>
  </office:meta>
</office:document-meta>
</file>